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19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19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71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9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7" style:family="table-cell" style:parent-style-name="Default">
      <style:text-properties fo:font-style="normal" style:font-style-asian="normal" style:font-style-complex="normal"/>
    </style:style>
    <style:style style:name="ce88" style:family="table-cell" style:parent-style-name="Default">
      <style:table-cell-properties fo:background-color="#ffd7d7"/>
    </style:style>
    <style:style style:name="ce98" style:family="table-cell" style:parent-style-name="Default">
      <style:table-cell-properties fo:background-color="#ffd8ce"/>
      <style:text-properties style:use-window-font-color="true"/>
    </style:style>
    <style:style style:name="ce99" style:family="table-cell" style:parent-style-name="Default" style:data-style-name="N2"/>
    <style:style style:name="ce90" style:family="table-cell" style:parent-style-name="Default" style:data-style-name="N121">
      <style:table-cell-properties fo:background-color="#ffd7d7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Mang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_Quality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_Quality'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_Quality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_Quality'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'DCS-FA18C'.A1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'DCS-FA18C'.A1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_Quality'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'DCS-FA18C'.A1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'DCS-FA18C'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_Quality'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_Quality'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'DCS-FA18C_Quality'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/>
          <table:table-cell table:style-name="ce14" office:value-type="string" calcext:value-type="string">
            <text:p>Numeric</text:p>
          </table:table-cell>
          <table:table-cell table:style-name="ce14" table:number-columns-repeated="49"/>
        </table:table-row>
        <table:table-row table:style-name="ro1">
          <table:table-cell table:style-name="ce20" office:value-type="string" calcext:value-type="string">
            <text:p>HMD</text:p>
          </table:table-cell>
          <table:table-cell table:style-name="ce20"/>
          <table:table-cell table:style-name="ce24" table:content-validation-name="val1" office:value-type="string" calcext:value-type="string">
            <office:annotation draw:style-name="gr1" draw:text-style-name="P2" svg:width="200.15pt" svg:height="110.95pt" svg:x="627.17pt" svg:y="14pt" draw:caption-point-x="-42.77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8kX</text:p>
          </table:table-cell>
          <table:table-cell table:style-name="ce2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601.68pt" svg:y="8.67pt" draw:caption-point-x="-17.29pt" draw:caption-point-y="42.8pt">
              <dc:date>2019-11-29T00:00:00</dc:date>
              <text:p text:style-name="P3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Backlight Brightness</text:p>
          </table:table-cell>
          <table:table-cell table:style-name="ce29" table:content-validation-name="val2" office:value-type="string" calcext:value-type="string">
            <office:annotation draw:style-name="gr2" draw:text-style-name="P4" svg:width="109.19pt" svg:height="61.68pt" svg:x="601.68pt" svg:y="64.01pt" draw:caption-point-x="-17.29pt" draw:caption-point-y="38.66pt">
              <dc:date>2020-02-04T00:00:00</dc:date>
              <text:p text:style-name="P3"><text:span text:style-name="T1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office:annotation draw:style-name="gr3" draw:text-style-name="P4" svg:width="168.46pt" svg:height="117.67pt" svg:x="601.68pt" svg:y="72.68pt" draw:caption-point-x="-17.29pt" draw:caption-point-y="42.8pt">
              <dc:date>2020-02-04T00:00:00</dc:date>
              <text:p text:style-name="P3"><text:span text:style-name="T1">Higher seems to reduce Smart Smoothing artifacts.</text:span></text:p>
              <text:p text:style-name="P3"><text:span text:style-name="T1"/></text:p>
              <text:p text:style-name="P3"><text:span text:style-name="T1">Prefer lower when object count may be high.</text:span></text:p>
              <text:p text:style-name="P3"><text:span text:style-name="T1"/></text:p>
              <text:p text:style-name="P3"><text:span text:style-name="T1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9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Fixed Foveated Rendering</text:p>
          </table:table-cell>
          <table:table-cell table:style-name="ce29" table:content-validation-name="val5" office:value-type="string" calcext:value-type="string">
            <office:annotation draw:style-name="gr4" draw:text-style-name="P4" svg:width="212.94pt" svg:height="140.06pt" svg:x="601.68pt" svg:y="98.28pt" draw:caption-point-x="-17.29pt" draw:caption-point-y="42.8pt">
              <dc:date>2019-12-03T00:00:00</dc:date>
              <text:p text:style-name="P3"><text:span text:style-name="T1">Prefer ‘conservative’ for instrument lighting. If required, ‘aggressive’ or ‘balanced’ may improve framerate.</text:span></text:p>
              <text:p text:style-name="P3"><text:span text:style-name="T1"/></text:p>
              <text:p text:style-name="P3"><text:span text:style-name="T1">Prefer ‘OFF’ for high-object count situations. Testing shows a direct trade of ~&lt;0.3x GPU frame latency for ~&gt;0.3x CPU frame latency in these cases.</text:span></text:p>
              <text:p text:style-name="P3"><text:span text:style-name="T1"/></text:p>
              <text:p text:style-name="P3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24" table:content-validation-name="val6" office:value-type="string" calcext:value-type="string">
            <office:annotation draw:style-name="gr5" draw:text-style-name="P4" svg:width="265.86pt" svg:height="151.26pt" svg:x="601.68pt" svg:y="111.06pt" draw:caption-point-x="-17.29pt" draw:caption-point-y="42.8pt">
              <dc:date>2019-12-01T00:00:00</dc:date>
              <text:p text:style-name="P3"><text:span text:style-name="T1">Prefer ‘OFF’. Zoom, ‘ON’, costs performance. Monocular (one eye closed) zoom works in either case.</text:span></text:p>
              <text:p text:style-name="P3"><text:span text:style-name="T1"/></text:p>
              <text:p text:style-name="P3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3"><text:span text:style-name="T1"/></text:p>
              <text:p text:style-name="P3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4" svg:width="82.18pt" svg:height="61.68pt" svg:x="1271.2pt" svg:y="111.06pt" draw:caption-point-x="-17.29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9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9" table:content-validation-name="val8" office:value-type="string" calcext:value-type="string">
            <office:annotation draw:style-name="gr6" draw:text-style-name="P4" svg:width="82.18pt" svg:height="51pt" svg:x="601.68pt" svg:y="136.66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Hidden Area Mask</text:p>
          </table:table-cell>
          <table:table-cell table:style-name="ce29" table:content-validation-name="val9" office:value-type="string" calcext:value-type="string">
            <office:annotation draw:style-name="gr7" draw:text-style-name="P4" svg:width="161.8pt" svg:height="68.74pt" svg:x="601.68pt" svg:y="149.47pt" draw:caption-point-x="-17.29pt" draw:caption-point-y="42.8pt">
              <dc:date>2019-12-03T00:00:00</dc:date>
              <text:p text:style-name="P3"><text:span text:style-name="T1">Prefer ‘ON’ to reduce possiblity of artifacts.</text:span></text:p>
              <text:p text:style-name="P3"><text:span text:style-name="T1"/></text:p>
              <text:p text:style-name="P3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8" draw:text-style-name="P2" svg:width="135.16pt" svg:height="128.86pt" svg:x="392.68pt" svg:y="162.26pt" draw:caption-point-x="191.71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700" calcext:value-type="float">
            <office:annotation draw:style-name="gr4" draw:text-style-name="P2" svg:width="102.53pt" svg:height="140.06pt" svg:x="318.78pt" svg:y="187.85pt" draw:caption-point-x="265.61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71" table:content-validation-name="val16" office:value-type="float" office:value="1" calcext:value-type="float">
            <office:annotation draw:style-name="gr2" draw:text-style-name="P4" svg:width="82.18pt" svg:height="61.68pt" svg:x="709.99pt" svg:y="200.66pt" draw:caption-point-x="-17.29pt" draw:caption-point-y="42.8pt">
              <dc:date>2019-11-30T00:00:00</dc:date>
              <text:p text:style-name="P3"><text:span text:style-name="T1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37" office:value-type="string" calcext:value-type="string">
            <office:annotation draw:style-name="gr6" draw:text-style-name="P4" svg:width="82.18pt" svg:height="51pt" svg:x="655.85pt" svg:y="213.4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87" table:formula="of:=ROUNDDOWN([.C4]*[.C17]*[.E20];0)" office:value-type="float" office:value="2700" calcext:value-type="float">
            <text:p>2700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19" table:formula="of:=ROUNDUP(([.C20]/[.C53])^2;3)" office:value-type="float" office:value="0.974" calcext:value-type="float">
            <text:p>0.97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37"/>
          <table:table-cell table:style-name="ce87"/>
          <table:table-cell table:style-name="ce37"/>
          <table:table-cell/>
          <table:table-cell table:style-name="ce37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800x2700" calcext:value-type="string">
            <text:p>4800x2700</text:p>
          </table:table-cell>
          <table:table-cell table:style-name="ce37" office:value-type="string" calcext:value-type="string">
            <text:p>vAngular</text:p>
          </table:table-cell>
          <table:table-cell table:formula="of:=ROUND([.E21]/[.C6];5)" office:value-type="float" office:value="24.54545" calcext:value-type="float">
            <text:p>24.54545</text:p>
          </table:table-cell>
          <table:table-cell table:style-name="ce37" office:value-type="string" calcext:value-type="string">
            <text:p>Load</text:p>
          </table:table-cell>
          <table:table-cell table:style-name="ce19" table:formula="of:=ROUNDUP(([.C20]/[.C53])^2;3)" office:value-type="float" office:value="0.974" calcext:value-type="float">
            <office:annotation draw:style-name="gr9" draw:text-style-name="P4" svg:width="343.3pt" svg:height="116.87pt" svg:x="754.75pt" svg:y="136.6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974</text:p>
          </table:table-cell>
          <table:table-cell/>
          <table:table-cell table:formula="of:=[.C20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4"/>
          <table:table-cell table:style-name="ce38"/>
          <table:table-cell table:style-name="ce37"/>
          <table:table-cell table:style-name="ce87"/>
          <table:table-cell table:style-name="ce37"/>
          <table:table-cell/>
          <table:table-cell table:style-name="ce37"/>
          <table:table-cell table:style-name="ce18"/>
          <table:table-cell table:style-name="ce37"/>
          <table:table-cell/>
          <table:table-cell table:style-name="ce37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430" calcext:value-type="float">
            <text:p>2430</text:p>
          </table:table-cell>
          <table:table-cell office:value-type="string" calcext:value-type="string">
            <text:p>Add SR</text:p>
          </table:table-cell>
          <table:table-cell table:style-name="ce71" table:content-validation-name="val17" office:value-type="float" office:value="0.9" calcext:value-type="float">
            <text:p>0.9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125" calcext:value-type="float">
            <text:p>1.1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125" calcext:value-type="float">
            <text:p>1.125</text:p>
          </table:table-cell>
          <table:table-cell table:number-columns-repeated="55"/>
        </table:table-row>
        <table:table-row table:style-name="ro1">
          <table:table-cell/>
          <table:table-cell table:style-name="ce34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51" table:content-validation-name="val11" office:value-type="float" office:value="1.2" calcext:value-type="float">
            <office:annotation draw:style-name="gr10" draw:text-style-name="P2" svg:width="113.1pt" svg:height="84.08pt" svg:x="323.01pt" svg:y="289.67pt" draw:caption-point-x="261.38pt" draw:caption-point-y="56.21pt">
              <dc:date>2020-02-04T00:00:00</dc:date>
              <text:p text:style-name="P1"><text:span text:style-name="T1">Prefer &lt;=‘1.25’. High values may incur single-thread bottlenecks.</text:span></text:p>
            </office:annotation>
            <text:p>1.2</text:p>
          </table:table-cell>
          <table:table-cell table:style-name="ce37" office:value-type="string" calcext:value-type="string">
            <office:annotation draw:style-name="gr6" draw:text-style-name="P4" svg:width="82.18pt" svg:height="51pt" svg:x="655.85pt" svg:y="303.0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87" table:formula="of:=ROUNDDOWN([.C4]*[.C17]*[.E25]*[.C28];0)" office:value-type="float" office:value="2916" calcext:value-type="float">
            <text:p>2916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E28]/[.C4]" office:value-type="float" office:value="1.35" calcext:value-type="float">
            <office:annotation draw:style-name="gr11" draw:text-style-name="P4" svg:width="71.63pt" svg:height="30.84pt" svg:x="816.49pt" svg:y="299.51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1.3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35" calcext:value-type="float">
            <text:p>1.350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1.35" calcext:value-type="float">
            <office:annotation draw:style-name="gr11" draw:text-style-name="P4" svg:width="71.63pt" svg:height="30.84pt" svg:x="112.03pt" svg:y="312.29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1.35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20" table:formula="of:=CONCATENATE(ROUNDDOWN([.G28]*[.C3];0);&quot;x&quot;;ROUNDDOWN([.G28]*[.C4];0))" office:value-type="string" office:string-value="5184x2916" calcext:value-type="string">
            <office:annotation draw:style-name="gr12" draw:text-style-name="P4" svg:width="507.6pt" svg:height="319.21pt" svg:x="248.63pt" svg:y="187.31pt" draw:caption-point-x="660.67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display panel resolution for relative comparisons ONLY.</text:span></text:p>
              <text:p text:style-name="P3"><text:span text:style-name="T1"/></text:p>
              <text:p text:style-name="P3"><text:span text:style-name="T1">Margin of error is &gt;+/-20% for vAngular, vFOV, or any derivative. Exaggerated vFOV marketing claims may be taken at face value, aggregated, or rounded.</text:span></text:p>
              <text:p text:style-name="P3"><text:span text:style-name="T1"/></text:p>
              <text:p text:style-name="P3"><text:span text:style-name="T1">Drastic differences in optics quality and pixel usage are also more significant.</text:span></text:p>
              <text:p text:style-name="P3"><text:span text:style-name="T1"/></text:p>
              <text:p text:style-name="P3"><text:span text:style-name="T1">No part of this list is intended as PASS/FAIL 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184x2916</text:p>
          </table:table-cell>
          <table:table-cell table:style-name="ce37" office:value-type="string" calcext:value-type="string">
            <text:p>vAngular</text:p>
          </table:table-cell>
          <table:table-cell table:formula="of:=ROUND([.E28]/[.C6];5)" office:value-type="float" office:value="26.50909" calcext:value-type="float">
            <office:annotation draw:style-name="gr13" draw:text-style-name="P4" svg:width="216.54pt" svg:height="162.45pt" svg:x="784.12pt" svg:y="180.54pt" draw:caption-point-x="233.49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super-resolution settings for the same hardware and software.</text:span></text:p>
            </office:annotation>
            <text:p>26.50909</text:p>
          </table:table-cell>
          <table:table-cell table:style-name="ce37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0.986" calcext:value-type="float">
            <office:annotation draw:style-name="gr9" draw:text-style-name="P4" svg:width="343.3pt" svg:height="116.87pt" svg:x="754.75pt" svg:y="226.2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986</text:p>
          </table:table-cell>
          <table:table-cell/>
          <table:table-cell table:formula="of:=[.C25]*[.C28]" office:value-type="float" office:value="2916" calcext:value-type="float">
            <text:p>2916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0.986" calcext:value-type="float">
            <office:annotation draw:style-name="gr9" draw:text-style-name="P4" svg:width="343.3pt" svg:height="116.87pt" svg:x="0pt" svg:y="239.1pt" draw:caption-point-x="96.55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986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4" office:value-type="string" calcext:value-type="string">
            <text:p>Limits</text:p>
          </table:table-cell>
          <table:table-cell table:style-name="ce14" table:number-columns-repeated="63"/>
        </table:table-row>
        <table:table-row table:style-name="ro1">
          <table:table-cell table:style-name="ce20" office:value-type="string" calcext:value-type="string">
            <text:p>HMD</text:p>
          </table:table-cell>
          <table:table-cell table:style-name="ce20"/>
          <table:table-cell table:style-name="ce24" table:content-validation-name="val1" office:value-type="string" calcext:value-type="string">
            <text:p>Pimax 8kX</text:p>
          </table:table-cell>
          <table:table-cell table:style-name="ce2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Backlight Brightness</text:p>
          </table:table-cell>
          <table:table-cell table:style-name="ce29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Refresh Rate (Hz)</text:p>
          </table:table-cell>
          <table:table-cell table:style-name="ce42" table:content-validation-name="val3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9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Fixed Foveated Rendering</text:p>
          </table:table-cell>
          <table:table-cell table:style-name="ce29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24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9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9" table:content-validation-name="val8" office:value-type="string" calcext:value-type="string">
            <office:annotation draw:style-name="gr6" draw:text-style-name="P4" svg:width="82.18pt" svg:height="51pt" svg:x="601.68pt" svg:y="559.08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Hidden Area Mask</text:p>
          </table:table-cell>
          <table:table-cell table:style-name="ce29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23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37" office:value-type="string" calcext:value-type="string">
            <text:p>v</text:p>
          </table:table-cell>
          <table:table-cell table:style-name="ce87" table:formula="of:=ROUNDDOWN([.C37]*[.C50]*[.E53];0)" office:value-type="float" office:value="2737" calcext:value-type="float">
            <text:p>2737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37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37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4"/>
          <table:table-cell table:style-name="ce38"/>
          <table:table-cell table:style-name="ce37"/>
          <table:table-cell table:style-name="ce87"/>
          <table:table-cell table:style-name="ce37"/>
          <table:table-cell/>
          <table:table-cell table:style-name="ce37"/>
          <table:table-cell table:style-name="ce18"/>
          <table:table-cell table:style-name="ce37"/>
          <table:table-cell/>
          <table:table-cell table:style-name="ce37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87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34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37" office:value-type="string" calcext:value-type="string">
            <text:p>v</text:p>
          </table:table-cell>
          <table:table-cell table:style-name="ce87" table:formula="of:=ROUNDDOWN([.C37]*[.C50]*[.E58]*[.C61];0)" office:value-type="float" office:value="3284" calcext:value-type="float">
            <text:p>3284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20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37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37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4" office:value-type="string" calcext:value-type="string">
            <office:annotation draw:style-name="gr14" draw:text-style-name="P4" svg:width="359.35pt" svg:height="296.82pt" svg:x="113.84pt" svg:y="853.46pt" draw:caption-point-x="-17.29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formulas before drawing any 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(NVIDIA, AMD, Intel), will be inaccurate by as much as +/-40%.</text:span></text:p>
              <text:p text:style-name="P3"><text:span text:style-name="T1"/></text:p>
              <text:p text:style-name="P3"><text:span text:style-name="T1">Comparisons across major design changes (AMD FX vs AMD Ryzen) will be inaccurate by as much as +100% -50% (+double -half). </text:span></text:p>
              <text:p text:style-name="P3"><text:span text:style-name="T1"/></text:p>
              <text:p text:style-name="P3"><text:span text:style-name="T1">GPU is the limiting factor for almost all applications. CPU and RAM predictions should generally be ignored unless the specific weaknesses are known to be relevant.</text:span></text:p>
              <text:p text:style-name="P3"><text:span text:style-name="T1"/></text:p>
              <text:p text:style-name="P3"><text:span text:style-name="T1">CPU/GPU utilization is never an indicator of frame dropping margins. FPSVR measured latencies are generally valid, though some noticeable timing spikes may not be detected.</text:span></text:p>
              <text:p text:style-name="P3"><text:span text:style-name="T1"/></text:p>
              <text:p text:style-name="P3"><text:span text:style-name="T1">Beware some loads are independent of resolution, imposing minimum requirements. CPU/GPU loads will not decrease consistently with resolution.</text:span></text:p>
              <text:p text:style-name="P3"><text:span text:style-name="T1"/></text:p>
              <text:p text:style-name="P3"><text:span text:style-name="T1">Penalty is NOT included in calculations!</text:span></text:p>
            </office:annotation>
            <text:p>Hardware</text:p>
          </table:table-cell>
          <table:table-cell table:style-name="ce14" table:number-columns-repeated="63"/>
        </table:table-row>
        <table:table-row table:style-name="ro1">
          <table:table-cell table:style-name="ce20" office:value-type="string" calcext:value-type="string">
            <text:p>HMD</text:p>
          </table:table-cell>
          <table:table-cell table:style-name="ce20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20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20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994.28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91.08pt" svg:height="72.88pt" svg:x="113.84pt" svg:y="1007.06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140.06pt" svg:x="113.84pt" svg:y="1045.47pt" draw:caption-point-x="-17.29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1058.26pt" draw:caption-point-x="-17.29pt" draw:caption-point-y="42.8pt">
              <dc:date>2020-01-05T00:00:00</dc:date>
              <text:p text:style-name="P3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113.84pt" svg:y="1071.07pt" draw:caption-point-x="-17.29pt" draw:caption-point-y="42.8pt">
              <dc:date>2020-01-05T00:00:00</dc:date>
              <text:p text:style-name="P3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82.18pt" svg:height="184.85pt" svg:x="113.84pt" svg:y="1083.86pt" draw:caption-point-x="-17.29pt" draw:caption-point-y="42.8pt">
              <dc:date>2020-01-05T00:00:00</dc:date>
              <text:p text:style-name="P3"><text:span text:style-name="T1">May be inaccurate and unfair.</text:span></text:p>
              <text:p text:style-name="P3"><text:span text:style-name="T1"/></text:p>
              <text:p text:style-name="P3"><text:span text:style-name="T1">Until proven otherwise.</text:span></text:p>
              <text:p text:style-name="P3"><text:span text:style-name="T1"/></text:p>
              <text:p text:style-name="P3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5" draw:text-style-name="P4" svg:width="180.17pt" svg:height="151.26pt" svg:x="601.68pt" svg:y="1122.26pt" draw:caption-point-x="-17.29pt" draw:caption-point-y="42.8pt">
              <dc:date>2020-01-05T00:00:00</dc:date>
              <text:p text:style-name="P3"><text:span text:style-name="T1">Beware, cards with adequate air or water cooling cooling and power target settings are able to maintain boost clock continuously with typical applications.</text:span></text:p>
              <text:p text:style-name="P3"><text:span text:style-name="T1"/></text:p>
              <text:p text:style-name="P3"><text:span text:style-name="T1">Many, if not most, cards are not capable of this.</text:span></text:p>
              <text:p text:style-name="P3"><text:span text:style-name="T1"/></text:p>
              <text:p text:style-name="P3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50.28pt" draw:caption-point-x="-17.29pt" draw:caption-point-y="42.8pt">
              <dc:date>2020-01-05T00:00:00</dc:date>
              <text:p text:style-name="P3"><text:span text:style-name="T1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88.66pt" draw:caption-point-x="-17.29pt" draw:caption-point-y="42.8pt">
              <dc:date>2020-01-05T00:00:00</dc:date>
              <text:p text:style-name="P3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2926.7885259537" calcext:value-type="float">
            <text:p>2927</text:p>
          </table:table-cell>
          <table:table-cell table:style-name="ce72" table:formula="of:=[.E114]/[.$C$74]" office:value-type="float" office:value="1.35499468794153" calcext:value-type="float">
            <text:p>1.355</text:p>
          </table:table-cell>
          <table:table-cell table:style-name="ce72" table:formula="of:=[.F114]*[.$C$77]" office:value-type="float" office:value="26.6066756924198" calcext:value-type="float">
            <text:p>26.6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2921.01289694441" calcext:value-type="float">
            <text:p>2921</text:p>
          </table:table-cell>
          <table:table-cell table:style-name="ce72" table:formula="of:=[.E115]/[.$C$74]" office:value-type="float" office:value="1.35232078562241" calcext:value-type="float">
            <text:p>1.352</text:p>
          </table:table-cell>
          <table:table-cell table:style-name="ce72" table:formula="of:=[.F115]*[.$C$77]" office:value-type="float" office:value="26.5541709464817" calcext:value-type="float">
            <text:p>26.55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2892.23374291269" calcext:value-type="float">
            <text:p>2892</text:p>
          </table:table-cell>
          <table:table-cell table:style-name="ce72" table:formula="of:=[.E116]/[.$C$74]" office:value-type="float" office:value="1.33899710320032" calcext:value-type="float">
            <text:p>1.339</text:p>
          </table:table-cell>
          <table:table-cell table:style-name="ce72" table:formula="of:=[.F116]*[.$C$77]" office:value-type="float" office:value="26.2925471184415" calcext:value-type="float">
            <text:p>26.2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2586.89250238857" calcext:value-type="float">
            <text:p>2587</text:p>
          </table:table-cell>
          <table:table-cell table:style-name="ce72" table:formula="of:=[.E117]/[.$C$74]" office:value-type="float" office:value="1.19763541777249" calcext:value-type="float">
            <text:p>1.198</text:p>
          </table:table-cell>
          <table:table-cell table:style-name="ce72" table:formula="of:=[.F117]*[.$C$77]" office:value-type="float" office:value="23.5167690633806" calcext:value-type="float">
            <text:p>23.5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2525.33007743542" calcext:value-type="float">
            <text:p>2525</text:p>
          </table:table-cell>
          <table:table-cell table:style-name="ce72" table:formula="of:=[.E118]/[.$C$74]" office:value-type="float" office:value="1.16913429510899" calcext:value-type="float">
            <text:p>1.169</text:p>
          </table:table-cell>
          <table:table-cell table:style-name="ce72" table:formula="of:=[.F118]*[.$C$77]" office:value-type="float" office:value="22.9571210187602" calcext:value-type="float">
            <text:p>22.9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2735.45047112902" calcext:value-type="float">
            <text:p>2735</text:p>
          </table:table-cell>
          <table:table-cell table:style-name="ce72" table:formula="of:=[.E119]/[.$C$74]" office:value-type="float" office:value="1.26641225515233" calcext:value-type="float">
            <text:p>1.266</text:p>
          </table:table-cell>
          <table:table-cell table:style-name="ce72" table:formula="of:=[.F119]*[.$C$77]" office:value-type="float" office:value="24.8672710421711" calcext:value-type="float">
            <text:p>24.8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2708.49956292279" calcext:value-type="float">
            <text:p>2708</text:p>
          </table:table-cell>
          <table:table-cell table:style-name="ce72" table:formula="of:=[.E120]/[.$C$74]" office:value-type="float" office:value="1.25393498283463" calcext:value-type="float">
            <text:p>1.254</text:p>
          </table:table-cell>
          <table:table-cell table:style-name="ce72" table:formula="of:=[.F120]*[.$C$77]" office:value-type="float" office:value="24.6222673229407" calcext:value-type="float">
            <text:p>24.6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2449.93003501541" calcext:value-type="float">
            <text:p>2450</text:p>
          </table:table-cell>
          <table:table-cell table:style-name="ce72" table:formula="of:=[.E126]/[.$C$74]" office:value-type="float" office:value="1.13422686806269" calcext:value-type="float">
            <text:p>1.134</text:p>
          </table:table-cell>
          <table:table-cell table:style-name="ce72" table:formula="of:=[.F126]*[.$C$77]" office:value-type="float" office:value="22.2716787812789" calcext:value-type="float">
            <text:p>22.27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2449.93003501541" calcext:value-type="float">
            <text:p>2450</text:p>
          </table:table-cell>
          <table:table-cell table:style-name="ce72" table:formula="of:=[.E127]/[.$C$74]" office:value-type="float" office:value="1.13422686806269" calcext:value-type="float">
            <text:p>1.134</text:p>
          </table:table-cell>
          <table:table-cell table:style-name="ce72" table:formula="of:=[.F127]*[.$C$77]" office:value-type="float" office:value="22.2716787812789" calcext:value-type="float">
            <text:p>22.27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2486.77315557184" calcext:value-type="float">
            <text:p>2487</text:p>
          </table:table-cell>
          <table:table-cell table:style-name="ce72" table:formula="of:=[.E128]/[.$C$74]" office:value-type="float" office:value="1.1512838683203" calcext:value-type="float">
            <text:p>1.151</text:p>
          </table:table-cell>
          <table:table-cell table:style-name="ce72" table:formula="of:=[.F128]*[.$C$77]" office:value-type="float" office:value="22.6066100383373" calcext:value-type="float">
            <text:p>22.6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2616.60400509525" calcext:value-type="float">
            <text:p>2617</text:p>
          </table:table-cell>
          <table:table-cell table:style-name="ce72" table:formula="of:=[.E129]/[.$C$74]" office:value-type="float" office:value="1.21139074309965" calcext:value-type="float">
            <text:p>1.211</text:p>
          </table:table-cell>
          <table:table-cell table:style-name="ce72" table:formula="of:=[.F129]*[.$C$77]" office:value-type="float" office:value="23.7868686315048" calcext:value-type="float">
            <text:p>23.7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2486.77315557184" calcext:value-type="float">
            <text:p>2487</text:p>
          </table:table-cell>
          <table:table-cell table:style-name="ce72" table:formula="of:=[.E130]/[.$C$74]" office:value-type="float" office:value="1.1512838683203" calcext:value-type="float">
            <text:p>1.151</text:p>
          </table:table-cell>
          <table:table-cell table:style-name="ce72" table:formula="of:=[.F130]*[.$C$77]" office:value-type="float" office:value="22.6066100383373" calcext:value-type="float">
            <text:p>22.6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2693.06639135304" calcext:value-type="float">
            <text:p>2693</text:p>
          </table:table-cell>
          <table:table-cell table:style-name="ce72" table:formula="of:=[.E131]/[.$C$74]" office:value-type="float" office:value="1.24678999599678" calcext:value-type="float">
            <text:p>1.247</text:p>
          </table:table-cell>
          <table:table-cell table:style-name="ce72" table:formula="of:=[.F131]*[.$C$77]" office:value-type="float" office:value="24.4819683613927" calcext:value-type="float">
            <text:p>24.4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2686.48990683237" calcext:value-type="float">
            <text:p>2686</text:p>
          </table:table-cell>
          <table:table-cell table:style-name="ce72" table:formula="of:=[.E132]/[.$C$74]" office:value-type="float" office:value="1.24374532723721" calcext:value-type="float">
            <text:p>1.244</text:p>
          </table:table-cell>
          <table:table-cell table:style-name="ce72" table:formula="of:=[.F132]*[.$C$77]" office:value-type="float" office:value="24.4221832456298" calcext:value-type="float">
            <text:p>24.4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2655.19305300406" calcext:value-type="float">
            <text:p>2655</text:p>
          </table:table-cell>
          <table:table-cell table:style-name="ce72" table:formula="of:=[.E133]/[.$C$74]" office:value-type="float" office:value="1.22925604305743" calcext:value-type="float">
            <text:p>1.229</text:p>
          </table:table-cell>
          <table:table-cell table:style-name="ce72" table:formula="of:=[.F133]*[.$C$77]" office:value-type="float" office:value="24.1376716614758" calcext:value-type="float">
            <text:p>24.1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3160.54219263979" calcext:value-type="float">
            <text:p>3161</text:p>
          </table:table-cell>
          <table:table-cell table:style-name="ce72" table:formula="of:=[.E134]/[.$C$74]" office:value-type="float" office:value="1.46321397807398" calcext:value-type="float">
            <text:p>1.463</text:p>
          </table:table-cell>
          <table:table-cell table:style-name="ce72" table:formula="of:=[.F134]*[.$C$77]" office:value-type="float" office:value="28.7316696734606" calcext:value-type="float">
            <text:p>28.7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2989.83446930531" calcext:value-type="float">
            <text:p>2990</text:p>
          </table:table-cell>
          <table:table-cell table:style-name="ce72" table:formula="of:=[.E135]/[.$C$74]" office:value-type="float" office:value="1.38418262467838" calcext:value-type="float">
            <text:p>1.384</text:p>
          </table:table-cell>
          <table:table-cell table:style-name="ce72" table:formula="of:=[.F135]*[.$C$77]" office:value-type="float" office:value="27.1798100181847" calcext:value-type="float">
            <text:p>27.1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2863.8312086241" calcext:value-type="float">
            <text:p>2864</text:p>
          </table:table-cell>
          <table:table-cell table:style-name="ce72" table:formula="of:=[.E136]/[.$C$74]" office:value-type="float" office:value="1.32584778177042" calcext:value-type="float">
            <text:p>1.326</text:p>
          </table:table-cell>
          <table:table-cell table:style-name="ce72" table:formula="of:=[.F136]*[.$C$77]" office:value-type="float" office:value="26.0343470428439" calcext:value-type="float">
            <text:p>26.0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2406.09948327251" calcext:value-type="float">
            <text:p>2406</text:p>
          </table:table-cell>
          <table:table-cell table:style-name="ce72" table:formula="of:=[.E137]/[.$C$74]" office:value-type="float" office:value="1.1139349459595" calcext:value-type="float">
            <text:p>1.114</text:p>
          </table:table-cell>
          <table:table-cell table:style-name="ce72" table:formula="of:=[.F137]*[.$C$77]" office:value-type="float" office:value="21.8732265988607" calcext:value-type="float">
            <text:p>21.873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2916" calcext:value-type="float">
            <text:p>2916</text:p>
          </table:table-cell>
          <table:table-cell table:style-name="ce72" table:formula="of:=[.E140]/[.$C$74]" office:value-type="float" office:value="1.35" calcext:value-type="float">
            <text:p>1.350</text:p>
          </table:table-cell>
          <table:table-cell table:style-name="ce72" table:formula="of:=[.F140]*[.$C$77]" office:value-type="float" office:value="26.5086" calcext:value-type="float">
            <text:p>26.509</text:p>
          </table:table-cell>
          <table:table-cell table:number-columns-repeated="57"/>
        </table:table-row>
        <calcext:conditional-formats>
          <calcext:conditional-format calcext:target-range-address="'DCS-FA18C'.G21:'DCS-FA18C'.G21 'DCS-FA18C'.G28:'DCS-FA18C'.G28 'DCS-FA18C'.A29:'DCS-FA18C'.A29 'DCS-FA18C'.A21:'DCS-FA18C'.A21 'DCS-FA18C'.G54:'DCS-FA18C'.G54 'DCS-FA18C'.G61:'DCS-FA18C'.G61 'DCS-FA18C'.A62:'DCS-FA18C'.A62 'DCS-FA18C'.A54:'DCS-FA18C'.A54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7" table:default-cell-style-name="Default"/>
        <table:table-row table:style-name="ro1">
          <table:table-cell table:style-name="ce14" office:value-type="string" calcext:value-type="string">
            <text:p>Feature</text:p>
          </table:table-cell>
          <table:table-cell table:style-name="ce14" office:value-type="string" calcext:value-type="string">
            <text:p>Value</text:p>
          </table:table-cell>
          <table:table-cell table:style-name="ce14" table:number-columns-repeated="62"/>
        </table:table-row>
        <table:table-row table:style-name="ro1">
          <table:table-cell table:style-name="ce20" table:number-columns-repeated="2"/>
          <table:table-cell table:number-columns-repeated="62"/>
        </table:table-row>
        <table:table-row table:style-name="ro1">
          <table:table-cell table:style-name="ce20" office:value-type="string" calcext:value-type="string">
            <text:p>Shaders Mod</text:p>
          </table:table-cell>
          <table:table-cell table:style-name="ce20"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table:style-name="ce20" table:number-columns-repeated="2"/>
          <table:table-cell table:number-columns-repeated="62"/>
        </table:table-row>
        <table:table-row table:style-name="ro1">
          <table:table-cell table:style-name="ce93" office:value-type="string" calcext:value-type="string">
            <text:p>Textures</text:p>
          </table:table-cell>
          <table:table-cell table:style-name="ce97" office:value-type="string" calcext:value-type="string">
            <text:p>High</text:p>
          </table:table-cell>
          <table:table-cell table:number-columns-repeated="62"/>
        </table:table-row>
        <table:table-row table:style-name="ro1">
          <table:table-cell table:style-name="ce93" office:value-type="string" calcext:value-type="string">
            <text:p>Terrain Textures</text:p>
          </table:table-cell>
          <table:table-cell table:style-name="ce97" office:value-type="string" calcext:value-type="string">
            <office:annotation draw:style-name="gr17" draw:text-style-name="P2" svg:width="82.18pt" svg:height="106.47pt" svg:x="495.75pt" svg:y="21.46pt" draw:caption-point-x="-17.29pt" draw:caption-point-y="42.8pt">
              <dc:date>2020-02-02T00:00:00</dc:date>
              <text:p text:style-name="P1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Water</text:p>
          </table:table-cell>
          <table:table-cell table:style-name="ce88" office:value-type="string" calcext:value-type="string">
            <office:annotation draw:style-name="gr17" draw:text-style-name="P2" svg:width="82.18pt" svg:height="106.47pt" svg:x="495.75pt" svg:y="47.06pt" draw:caption-point-x="-17.29pt" draw:caption-point-y="42.8pt">
              <dc:date>2019-12-06T00:00:00</dc:date>
              <text:p text:style-name="P1"><text:span text:style-name="T2">Require Medium or High if Shaders Mod is enabled.</text:span></text:p>
              <text:p text:style-name="P1"><text:span text:style-name="T2"/></text:p>
              <text:p text:style-name="P1"><text:span text:style-name="T2">Increase to High only if specifically needed.</text:span></text:p>
            </office:annotation>
            <text:p>Mediu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Res. of Cockpit Displays</text:p>
          </table:table-cell>
          <table:table-cell office:value-type="string" calcext:value-type="string">
            <text:p>1024 Every Frame</text:p>
          </table:table-cell>
          <table:table-cell table:number-columns-repeated="62"/>
        </table:table-row>
        <table:table-row table:style-name="ro1">
          <table:table-cell table:style-name="ce37" office:value-type="string" calcext:value-type="string">
            <text:p>MSAA</text:p>
          </table:table-cell>
          <table:table-cell table:style-name="ce98" office:value-type="string" calcext:value-type="string">
            <office:annotation draw:style-name="gr18" draw:text-style-name="P2" svg:width="156.27pt" svg:height="95.56pt" svg:x="495.75pt" svg:y="149.47pt" draw:caption-point-x="-17.29pt" draw:caption-point-y="42.8pt">
              <dc:date>2020-02-03T00:00:00</dc:date>
              <text:p text:style-name="P1"><text:span text:style-name="T2">Major pixelation benefit.</text:span></text:p>
              <text:p text:style-name="P1"><text:span text:style-name="T2"/></text:p>
              <text:p text:style-name="P1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2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99"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94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2" svg:width="82.18pt" svg:height="51pt" svg:x="495.75pt" svg:y="226.26pt" draw:caption-point-x="-17.29pt" draw:caption-point-y="42.8pt">
              <dc:date>2020-02-02T00:00:00</dc:date>
              <text:p text:style-name="P1"><text:span text:style-name="T2">As desired. Takeoff decoration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Trees Visibility</text:p>
          </table:table-cell>
          <table:table-cell office:value-type="string" calcext:value-type="string">
            <text:p>MAX</text:p>
          </table:table-cell>
          <table:table-cell table:number-columns-repeated="62"/>
        </table:table-row>
        <table:table-row table:style-name="ro1">
          <table:table-cell table:style-name="ce87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2" svg:width="82.18pt" svg:height="72.88pt" svg:x="495.75pt" svg:y="264.67pt" draw:caption-point-x="-17.29pt" draw:caption-point-y="42.8pt">
              <dc:date>2020-02-02T00:00:00</dc:date>
              <text:p text:style-name="P1"><text:span text:style-name="T2">As desired. Start MIN due to insufficiently investigated multiplayer smoke issue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.2" calcext:value-type="float">
            <text:p>2.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94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sync</text:p>
          </table:table-cell>
          <table:table-cell table:style-name="ce88"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94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2" svg:width="82.18pt" svg:height="61.68pt" svg:x="495.75pt" svg:y="443.88pt" draw:caption-point-x="-17.29pt" draw:caption-point-y="42.8pt">
              <dc:date>2019-12-06T00:00:00</dc:date>
              <text:p text:style-name="P1"><text:span text:style-name="T2">At low speed and in some specific places, birds have been seen.</text:span></text:p>
            </office:annotation>
            <text:p>MAX (1000) OR 100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37" office:value-type="string" calcext:value-type="string">
            <text:p>Pixel Density</text:p>
          </table:table-cell>
          <table:table-cell table:style-name="ce90" table:formula="of:=[$'DCS-FA18C'.C28]" office:value-type="float" office:value="1.2" calcext:value-type="float">
            <text:p>1.2</text:p>
          </table:table-cell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96" office:value-type="string" calcext:value-type="string">
            <text:p>NVIDIA</text:p>
          </table:table-cell>
          <table:table-cell table:style-name="ce20" table:number-columns-repeated="5"/>
          <table:table-cell table:style-name="ce20" office:value-type="string" calcext:value-type="string">
            <office:annotation draw:style-name="gr6" draw:text-style-name="P2" svg:width="82.18pt" svg:height="51pt" svg:x="942.63pt" svg:y="627.19pt" draw:caption-point-x="-17.29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20" table:number-columns-repeated="57"/>
        </table:table-row>
        <table:table-row table:style-name="ro1">
          <table:table-cell table:style-name="ce14" office:value-type="string" calcext:value-type="string">
            <text:p>Feature</text:p>
          </table:table-cell>
          <table:table-cell table:style-name="ce14" office:value-type="string" calcext:value-type="string">
            <text:p>Value</text:p>
          </table:table-cell>
          <table:table-cell table:style-name="ce14" table:number-columns-repeated="6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2" svg:width="82.18pt" svg:height="84.08pt" svg:x="495.75pt" svg:y="648.68pt" draw:caption-point-x="-17.29pt" draw:caption-point-y="42.8pt">
              <dc:date>2020-02-03T00:00:00</dc:date>
              <text:p text:style-name="P1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5" draw:text-style-name="P2" svg:width="190.06pt" svg:height="151.26pt" svg:x="495.75pt" svg:y="674.28pt" draw:caption-point-x="-17.29pt" draw:caption-point-y="42.8pt">
              <dc:date>2020-02-03T00:00:00</dc:date>
              <text:p text:style-name="P1"><text:span text:style-name="T2">Reportedly override is more efficient than app MSAA.</text:span></text:p>
              <text:p text:style-name="P1"><text:span text:style-name="T2"/></text:p>
              <text:p text:style-name="P1"><text:span text:style-name="T2">Any setting other than ‘use global’ apparently turns 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2" svg:width="82.18pt" svg:height="51pt" svg:x="495.75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3" draw:text-style-name="P2" svg:width="164.13pt" svg:height="162.45pt" svg:x="190.01pt" svg:y="917.46pt" draw:caption-point-x="288.45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1:22:55.1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16:29:23.821000000</meta:creation-date>
    <dc:date>2020-12-27T11:24:52.433000000</dc:date>
    <meta:editing-duration>P1DT7H45M46S</meta:editing-duration>
    <meta:editing-cycles>426</meta:editing-cycles>
    <meta:generator>LibreOffice/6.3.3.2$Windows_X86_64 LibreOffice_project/a64200df03143b798afd1ec74a12ab50359878ed</meta:generator>
    <meta:print-date>2020-01-05T21:45:08.798000000</meta:print-date>
    <meta:document-statistic meta:table-count="2" meta:cell-count="553" meta:object-count="0"/>
  </office:meta>
</office:document-meta>
</file>